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 svg:font-family="'Segoe UI Emoji'" style:font-family-generic="swiss" style:font-pitch="variable"/>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64cm" fo:break-before="auto" style:use-optimal-row-height="true"/>
    </style:style>
    <style:style style:name="ro6" style:family="table-row">
      <style:table-row-properties style:row-height="1.656cm" fo:break-before="auto" style:use-optimal-row-height="true"/>
    </style:style>
    <style:style style:name="ro7" style:family="table-row">
      <style:table-row-properties style:row-height="1.252cm" fo:break-before="auto" style:use-optimal-row-height="true"/>
    </style:style>
    <style:style style:name="ro8" style:family="table-row">
      <style:table-row-properties style:row-height="0.848cm" fo:break-before="auto" style:use-optimal-row-height="true"/>
    </style:style>
    <style:style style:name="ro9" style:family="table-row">
      <style:table-row-properties style:row-height="0.977cm" fo:break-before="auto" style:use-optimal-row-height="false"/>
    </style:style>
    <style:style style:name="ro10" style:family="table-row">
      <style:table-row-properties style:row-height="1.36cm" fo:break-before="auto" style:use-optimal-row-height="false"/>
    </style:style>
    <style:style style:name="ro11" style:family="table-row">
      <style:table-row-properties style:row-height="3.676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3" style:family="table-cell" style:parent-style-name="Default">
      <style:table-cell-properties fo:background-color="#1c99e0" style:text-align-source="fix" style:repeat-content="false"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7" style:family="table-cell" style:parent-style-name="Default">
      <style:table-cell-properties style:vertical-align="top"/>
      <style:text-properties fo:language="fr" fo:country="FR"/>
      <style:map style:condition="is-true-formula(AND(AND(NOT(ISBLANK([.A$1])); NOT(ISBLANK([.$A2]))); ISEVEN(ROW())))" style:apply-style-name="Cell" style:base-cell-address="Feuille1.A2"/>
    </style:style>
    <style:style style:name="ce28" style:family="table-cell" style:parent-style-name="Default">
      <style:table-cell-properties style:vertical-align="to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5" style:family="table-cell" style:parent-style-name="Default">
      <style:table-cell-properties style:text-align-source="fix" style:repeat-content="false" style:vertical-align="top"/>
      <style:paragraph-properties fo:text-align="start"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33"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2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2"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B$1])); NOT(ISBLANK([.$A61]))); ISEVEN(ROW())))" style:apply-style-name="Cell" style:base-cell-address="Feuille1.B61"/>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5" style:family="table-cell" style:parent-style-name="Default">
      <style:table-cell-properties style:text-align-source="fix" style:repeat-content="false" fo:wrap-option="wrap" style:vertical-align="top"/>
      <style:paragraph-properties fo:text-align="start" fo:margin-left="0cm"/>
      <style:text-properties fo:language="fr" fo:country="FR"/>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2" style:family="table-cell" style:parent-style-name="Default">
      <style:table-cell-properties style:text-align-source="fix" style:repeat-content="false" fo:background-color="transparent" fo:wrap-option="wrap" style:vertical-align="top"/>
      <style:paragraph-properties fo:text-align="start" fo:margin-left="0cm"/>
      <style:text-properties style:use-window-font-color="true" fo:language="zxx" fo:country="none"/>
      <style:map style:condition="is-true-formula(AND(AND(NOT(ISBLANK([.A$1])); NOT(ISBLANK([.$A2]))); ISEVEN(ROW())))" style:apply-style-name="Cell" style:base-cell-address="Feuille1.A2"/>
    </style:style>
    <style:style style:name="ce21" style:family="table-cell" style:parent-style-name="Default" style:data-style-name="N117">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6" style:family="table-cell" style:parent-style-name="Default">
      <style:table-cell-properties fo:background-color="#1c99e0" style:text-align-source="fix" style:repeat-content="false" fo:wrap-option="wrap"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49" style:family="table-cell" style:parent-style-name="Cell">
      <style:table-cell-properties style:text-align-source="fix" style:repeat-content="false" fo:wrap-option="wrap" style:vertical-align="top"/>
      <style:paragraph-properties fo:text-align="start" fo:margin-left="0cm"/>
      <style:map style:condition="is-true-formula(AND(AND(NOT(ISBLANK([.C$1])); NOT(ISBLANK([.$A57]))); ISEVEN(ROW())))" style:apply-style-name="Cell" style:base-cell-address="Feuille1.C57"/>
    </style:style>
    <style:style style:name="ce51" style:family="table-cell" style:parent-style-name="Cell">
      <style:table-cell-properties style:text-align-source="fix" style:repeat-content="false" fo:wrap-option="wrap" style:vertical-align="top"/>
      <style:paragraph-properties fo:text-align="start" fo:margin-left="0cm"/>
      <style:text-properties fo:language="zxx" fo:country="none"/>
      <style:map style:condition="is-true-formula(AND(AND(NOT(ISBLANK([.C$1])); NOT(ISBLANK([.$A57]))); ISEVEN(ROW())))" style:apply-style-name="Cell" style:base-cell-address="Feuille1.C57"/>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52" style:family="table-cell" style:parent-style-name="Default">
      <style:table-cell-properties style:text-align-source="fix" style:repeat-content="false"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17">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parent-style-name="Note">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Segoe UI Emoji"/>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29"/>
        <table:table-column table:style-name="co3" table:default-cell-style-name="ce10"/>
        <table:table-column table:style-name="co4" table:number-columns-repeated="1021" table:default-cell-style-name="ce6"/>
        <table:table-row table:style-name="ro1">
          <table:table-cell table:style-name="ce3" office:value-type="string" calcext:value-type="string">
            <text:p>key</text:p>
          </table:table-cell>
          <table:table-cell table:style-name="ce33" office:value-type="string" calcext:value-type="string">
            <text:p>en</text:p>
          </table:table-cell>
          <table:table-cell table:style-name="ce46" office:value-type="string" calcext:value-type="string">
            <text:p>fr</text:p>
          </table:table-cell>
          <table:table-cell table:style-name="ce52"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3">An abandoned project that was a remake of a board </text:span>game I created IRL with paper. It was a turn-based fight. Only the terrain generator is working, and the user interface don't let define every settings of it.</text:p>
          </table:table-cell>
          <table:table-cell table:style-name="ce15" office:value-type="string" calcext:value-type="string">
            <text:p>Un projet abandonné de transposer un jeu de plateau avec des cartes que j’avais créé avec du papier, qui prenait la forme d’un combat au tour par tour. La seule chose que j’avais programmé était le générateur de terrain, mais l’interface utilisateur inachevée ne permet pas d’en tirer toutes les possibilités.</text:p>
          </table:table-cell>
          <table:table-cell table:number-columns-repeated="1021"/>
        </table:table-row>
        <table:table-row table:style-name="ro1">
          <table:table-cell table:style-name="ce24" office:value-type="string" calcext:value-type="string">
            <text:p>EREKIR_UTILITY</text:p>
          </table:table-cell>
          <table:table-cell table:number-columns-repeated="2" table:style-name="ce15" office:value-type="string" calcext:value-type="string">
            <text:p>Erekir Utility</text:p>
          </table:table-cell>
          <table:table-cell table:number-columns-repeated="1021"/>
        </table:table-row>
        <table:table-row table:style-name="ro3">
          <table:table-cell table:style-name="ce24" office:value-type="string" calcext:value-type="string">
            <text:p>EREKIR_UTILITY_DESC</text:p>
          </table:table-cell>
          <table:table-cell office:value-type="string" calcext:value-type="string">
            <text:p>Adds two utility blocks to Erekir wich replace in an easy way things that could have been done with Logic Blocks on Serpulo.</text:p>
          </table:table-cell>
          <table:table-cell table:style-name="ce15" office:value-type="string" calcext:value-type="string">
            <text:p>Ajoute 2 blocks permettant de faire simplement sur Erekir des choses qu’on peut faire avec les blocks de logique sur Serpulo.</text:p>
          </table:table-cell>
          <table:table-cell table:number-columns-repeated="1021"/>
        </table:table-row>
        <table:table-row table:style-name="ro1">
          <table:table-cell table:style-name="ce27" office:value-type="string" calcext:value-type="string">
            <text:p>BLOC_NOTES_PLUS_PLUS</text:p>
          </table:table-cell>
          <table:table-cell office:value-type="string" calcext:value-type="string">
            <text:p>Bloc-Notes++</text:p>
          </table:table-cell>
          <table:table-cell table:style-name="ce29" office:value-type="string" calcext:value-type="string">
            <text:p>Bloc-Notes++</text:p>
          </table:table-cell>
          <table:table-cell table:number-columns-repeated="1021"/>
        </table:table-row>
        <table:table-row table:style-name="ro7">
          <table:table-cell table:style-name="ce27" office:value-type="string" calcext:value-type="string">
            <text:p><text:span text:style-name="T2">BLOC_NOTES_PLUS_PLUS</text:span>_DESC</text:p>
          </table:table-cell>
          <table:table-cell office:value-type="string" calcext:value-type="string">
            <text:p>This little multifunction tool let you takes notes and calculate things on the fly.</text:p>
          </table:table-cell>
          <table:table-cell table:style-name="ce15" office:value-type="string" calcext:value-type="string">
            <text:p>Ce petit couteau suisse permet de noter des choses comme on le ferait sur des post-its, mais aussi de faire des calculs à la volée. Créé en binôme pour un projet de Terminale.</text:p>
          </table:table-cell>
          <table:table-cell table:number-columns-repeated="1021"/>
        </table:table-row>
        <table:table-row table:style-name="ro1">
          <table:table-cell table:style-name="ce27" office:value-type="string" calcext:value-type="string">
            <text:p>OOB</text:p>
          </table:table-cell>
          <table:table-cell office:value-type="string" calcext:value-type="string">
            <text:p>OOB</text:p>
          </table:table-cell>
          <table:table-cell table:style-name="ce29" office:value-type="string" calcext:value-type="string">
            <text:p>OOB</text:p>
          </table:table-cell>
          <table:table-cell table:number-columns-repeated="1021"/>
        </table:table-row>
        <table:table-row table:style-name="ro7">
          <table:table-cell table:style-name="ce28" office:value-type="string" calcext:value-type="string">
            <text:p>OOB_DESC</text:p>
          </table:table-cell>
          <table:table-cell office:value-type="string" calcext:value-type="string">
            <text:p>OOB (Out Of Bounds) is a little puzzle plateformer made for the 6th Chill Devs Chill Jam with the theme "You Shouldn't Be Here".</text:p>
          </table:table-cell>
          <table:table-cell table:style-name="ce15" office:value-type="string" calcext:value-type="string">
            <text:p>OOB (Out Of Bounds, Hors Limites) est petit jeu de plateforme à énigmes créé pour la sixième Chill Devs Chill Jam ayant pour thème « Vous ne devriez pas être là ».</text:p>
          </table:table-cell>
          <table:table-cell table:number-columns-repeated="1021"/>
        </table:table-row>
        <table:table-row table:style-name="ro1">
          <table:table-cell table:style-name="ce28" office:value-type="string" calcext:value-type="string">
            <text:p>BBCODE_EDIT</text:p>
          </table:table-cell>
          <table:table-cell office:value-type="string" calcext:value-type="string">
            <text:p>BBCodeEdit</text:p>
          </table:table-cell>
          <table:table-cell table:style-name="ce37" office:value-type="string" calcext:value-type="string">
            <text:p>BBCodeEdit</text:p>
          </table:table-cell>
          <table:table-cell table:number-columns-repeated="1021"/>
        </table:table-row>
        <table:table-row table:style-name="ro7">
          <table:table-cell table:style-name="ce28" office:value-type="string" calcext:value-type="string">
            <text:p>BBCODE_EDIT_DESC</text:p>
          </table:table-cell>
          <table:table-cell office:value-type="string" calcext:value-type="string">
            <text:p>A Godot addon that brings BBCode completion and QOL tools to the script editor in order to help formatting documentation comments.</text:p>
          </table:table-cell>
          <table:table-cell table:style-name="ce15" office:value-type="string" calcext:value-type="string">
            <text:p>Un greffon pour Godot qui ajoute de l’auto-complétion et des raccourcis pour les balises de formatage BBCode, facilitant ainsi la rédaction de commentaires de documentation.</text:p>
          </table:table-cell>
          <table:table-cell table:number-columns-repeated="1021"/>
        </table:table-row>
        <table:table-row table:style-name="ro1">
          <table:table-cell table:style-name="ce28" office:value-type="string" calcext:value-type="string">
            <text:p>BOOOUUHGIE</text:p>
          </table:table-cell>
          <table:table-cell office:value-type="string" calcext:value-type="string">
            <text:p>Booouuhgie</text:p>
          </table:table-cell>
          <table:table-cell table:style-name="ce29" office:value-type="string" calcext:value-type="string">
            <text:p>Booouuhgie</text:p>
          </table:table-cell>
          <table:table-cell table:number-columns-repeated="1021"/>
        </table:table-row>
        <table:table-row table:style-name="ro8">
          <table:table-cell table:style-name="ce28" office:value-type="string" calcext:value-type="string">
            <text:p>BOOOUUHGIE_DESC</text:p>
          </table:table-cell>
          <table:table-cell office:value-type="string" calcext:value-type="string">
            <text:p>Escape a haunted mansion, with only candles to protect yourself from ghosts.</text:p>
          </table:table-cell>
          <table:table-cell table:style-name="ce15" office:value-type="string" calcext:value-type="string">
            <text:p>Échappez vous d’un manoir hanté à la seule lueur de bougies capables de pétrifier les fantômes.</text:p>
          </table:table-cell>
          <table:table-cell table:number-columns-repeated="1021"/>
        </table:table-row>
        <table:table-row table:style-name="ro1">
          <table:table-cell table:style-name="ce28" office:value-type="string" calcext:value-type="string">
            <text:p>TILE_SET_CLIPBOARD</text:p>
          </table:table-cell>
          <table:table-cell office:value-type="string" calcext:value-type="string">
            <text:p>TileSet Clipboard</text:p>
          </table:table-cell>
          <table:table-cell table:style-name="ce15" office:value-type="string" calcext:value-type="string">
            <text:p>TileSet Clipboard</text:p>
          </table:table-cell>
          <table:table-cell table:number-columns-repeated="1021"/>
        </table:table-row>
        <table:table-row table:style-name="ro9">
          <table:table-cell table:style-name="ce28" office:value-type="string" calcext:value-type="string">
            <text:p>TILE_SET_CLIPBOARD_DESC</text:p>
          </table:table-cell>
          <table:table-cell office:value-type="string" calcext:value-type="string">
            <text:p>A Godot addon that adds advanced copying-and-pasting to the TileSet editor.</text:p>
          </table:table-cell>
          <table:table-cell table:style-name="ce15" office:value-type="string" calcext:value-type="string">
            <text:p>Un greffon pour Godot qui ajoute un copier-coller avancé à l’éditeur de TileSet.</text:p>
          </table:table-cell>
          <table:table-cell table:number-columns-repeated="1021"/>
        </table:table-row>
        <table:table-row table:style-name="ro9">
          <table:table-cell table:style-name="ce28" office:value-type="string" calcext:value-type="string">
            <text:p>ANY_ICON</text:p>
          </table:table-cell>
          <table:table-cell office:value-type="string" calcext:value-type="string">
            <text:p>AnyIcon</text:p>
          </table:table-cell>
          <table:table-cell table:style-name="ce29" office:value-type="string" calcext:value-type="string">
            <text:p>AnyIcon</text:p>
          </table:table-cell>
          <table:table-cell table:number-columns-repeated="1021"/>
        </table:table-row>
        <table:table-row table:style-name="ro10">
          <table:table-cell table:style-name="ce28" office:value-type="string" calcext:value-type="string">
            <text:p>ANY_ICON_DESC</text:p>
          </table:table-cell>
          <table:table-cell office:value-type="string" calcext:value-type="string">
            <text:p>A singleton providing easy access to icons representing classes and types, from values or members.</text:p>
          </table:table-cell>
          <table:table-cell table:style-name="ce15" office:value-type="string" calcext:value-type="string">
            <text:p>Un singleton qui permet d’accéder facilement aux icônes des classes et des types, que ce soit en passant par une valeur ou par le membre d’un objet.</text:p>
          </table:table-cell>
          <table:table-cell table:number-columns-repeated="1021"/>
        </table:table-row>
        <table:table-row table:style-name="ro10">
          <table:table-cell table:style-name="ce28" office:value-type="string" calcext:value-type="string">
            <text:p>MUSIC_PLAYER</text:p>
          </table:table-cell>
          <table:table-cell office:value-type="string" calcext:value-type="string">
            <text:p>Music Player</text:p>
          </table:table-cell>
          <table:table-cell table:style-name="ce15" office:value-type="string" calcext:value-type="string">
            <text:p>Lecteur de musique</text:p>
          </table:table-cell>
          <table:table-cell table:number-columns-repeated="1021"/>
        </table:table-row>
        <table:table-row table:style-name="ro11">
          <table:table-cell table:style-name="ce28" office:value-type="string" calcext:value-type="string">
            <text:p>MUSIC_PLAYER_DESC</text:p>
          </table:table-cell>
          <table:table-cell office:value-type="string" calcext:value-type="string">
            <text:p>My most useful project. I used it thousands of hours. It lets define a volume for each music to equalize the volume, and you can change the probability of a music.</text:p>
            <text:p/>
            <text:p>When I have time, I refactor the code to be able to open source it, but that's nowhere near.</text:p>
          </table:table-cell>
          <table:table-cell table:style-name="ce49" office:value-type="string" calcext:value-type="string">
            <text:p>Mon projet le plus utile. Je dois certainement l’avoir utilisé plus de 1 000 heures. Il me permet de définir un volume par musique pour équilibrer les volumes, et aussi de pondérer la probabilité des musiques.</text:p>
            <text:p/>
            <text:p>Quand j’ai le temps, je réusine le code pour qu’il soit présentable en OpenSource (au secours le monolithe de 1 000 lignes et les infos persos dans le code source). Donc le projet sera peut-être un jour disponible publiquement.</text:p>
          </table:table-cell>
          <table:table-cell table:number-columns-repeated="1021"/>
        </table:table-row>
        <table:table-row table:style-name="ro1">
          <table:table-cell table:style-name="ce28" office:value-type="string" calcext:value-type="string">
            <text:p>FROG_EM_UP</text:p>
          </table:table-cell>
          <table:table-cell office:value-type="string" calcext:value-type="string">
            <text:p>Frog 'em up</text:p>
          </table:table-cell>
          <table:table-cell table:style-name="ce51" office:value-type="string" calcext:value-type="string">
            <text:p>Frog 'em up</text:p>
          </table:table-cell>
          <table:table-cell table:number-columns-repeated="1021"/>
        </table:table-row>
        <table:table-row table:style-name="ro7">
          <table:table-cell table:style-name="ce28" office:value-type="string" calcext:value-type="string">
            <text:p>FROG_EM_UP_DESC</text:p>
          </table:table-cell>
          <table:table-cell office:value-type="string" calcext:value-type="string">
            <text:p>An arcade minigame made within roughly 5 hours for the 42th MicroJam. Theme was "frogs" and prerequisite was "mouse input only".</text:p>
          </table:table-cell>
          <table:table-cell table:style-name="ce49" office:value-type="string" calcext:value-type="string">
            <text:p>Un mini jeu d’arcade fait en environ 5 heures pour la MicroJam #42 avec comme thème les grenouilles et comme prérequis des contrôles à la souris.</text:p>
          </table:table-cell>
          <table:table-cell table:number-columns-repeated="1021"/>
        </table:table-row>
        <table:table-row table:style-name="ro1">
          <table:table-cell table:style-name="ce28" office:value-type="string" calcext:value-type="string">
            <text:p>NUMWORKS_GUI</text:p>
          </table:table-cell>
          <table:table-cell office:value-type="string" calcext:value-type="string">
            <text:p>Numworks GUI</text:p>
          </table:table-cell>
          <table:table-cell table:style-name="ce51" office:value-type="string" calcext:value-type="string">
            <text:p>Numworks GUI</text:p>
          </table:table-cell>
          <table:table-cell table:number-columns-repeated="1021"/>
        </table:table-row>
        <table:table-row table:style-name="ro7">
          <table:table-cell table:style-name="ce28" office:value-type="string" calcext:value-type="string">
            <text:p>NUMWORKS_GUI_DESC</text:p>
          </table:table-cell>
          <table:table-cell table:style-name="ce32" office:value-type="string" calcext:value-type="string">
            <text:p>This module allows placing simple GUI elements on stacked rows, each row being centered horizontally.</text:p>
          </table:table-cell>
          <table:table-cell table:style-name="ce49" office:value-type="string" calcext:value-type="string">
            <text:p>Ce module permet de placer des éléments graphiques basiques sur des lignes. Ces lignes sont centrées horizontalement et placer les unes sur les autres.</text:p>
          </table:table-cell>
          <table:table-cell table:number-columns-repeated="1021"/>
        </table:table-row>
        <table:table-row table:style-name="ro1">
          <table:table-cell table:style-name="ce28" office:value-type="string" calcext:value-type="string">
            <text:p>BEZIER</text:p>
          </table:table-cell>
          <table:table-cell table:style-name="ce32" office:value-type="string" calcext:value-type="string">
            <text:p>Bézier</text:p>
          </table:table-cell>
          <table:table-cell table:style-name="ce49" office:value-type="string" calcext:value-type="string">
            <text:p>Bézier</text:p>
          </table:table-cell>
          <table:table-cell table:number-columns-repeated="1021"/>
        </table:table-row>
        <table:table-row table:style-name="ro7">
          <table:table-cell table:style-name="ce28" office:value-type="string" calcext:value-type="string">
            <text:p>BEZIER_DESC</text:p>
          </table:table-cell>
          <table:table-cell table:style-name="ce32" office:value-type="string" calcext:value-type="string">
            <text:p>A Bézier curve editor. Supports quad and cubic Bézier.</text:p>
          </table:table-cell>
          <table:table-cell table:style-name="ce49" office:value-type="string" calcext:value-type="string">
            <text:p>Un éditeur de courbes de Bézier cubiques ou quadratiques créé pour vérifier mes équations pour mon Grand Oral de maths. (Je ne suis pas tombé sur ce sujet alors que c’était mon préféré<text:span text:style-name="T4"> 😭</text:span>)</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51.304cm" draw:caption-point-x="1.671cm" draw:caption-point-y="-0.034cm">
              <dc:date>2023-10-16T00:00:00</dc:date>
              <text:p text:style-name="P1"><text:span text:style-name="T1">Other</text:span></text:p>
            </office:annotation>
            <text:p>WIP</text:p>
          </table:table-cell>
          <table:table-cell office:value-type="string" calcext:value-type="string">
            <text:p><text:span text:style-name="T4">⚠</text:span> Work in progress <text:span text:style-name="T4">⚠</text:span>: Not every projects are present.</text:p>
          </table:table-cell>
          <table:table-cell office:value-type="string" calcext:value-type="string">
            <text:p><text:span text:style-name="T4">⚠</text:span> En construction <text:span text:style-name="T4">⚠</text:span>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FEEDBACK</text:p>
          </table:table-cell>
          <table:table-cell office:value-type="string" calcext:value-type="string">
            <text:p>Feedback</text:p>
          </table:table-cell>
          <table:table-cell office:value-type="string" calcext:value-type="string">
            <text:p>Retours</text:p>
          </table:table-cell>
          <table:table-cell table:number-columns-repeated="1021"/>
        </table:table-row>
        <table:table-row table:style-name="ro3">
          <table:table-cell office:value-type="string" calcext:value-type="string">
            <text:p>FEEDBACK_DESC</text:p>
          </table:table-cell>
          <table:table-cell office:value-type="string" calcext:value-type="string">
            <text:p>Send your feedbacks about this site. (Bug, feature request, typo...)</text:p>
          </table:table-cell>
          <table:table-cell office:value-type="string" calcext:value-type="string">
            <text:p>Envoyer vos retours sur ce site. (Bug, envie de fonctionnalité, faute de français…)</text:p>
          </table:table-cell>
          <table:table-cell table:number-columns-repeated="1021"/>
        </table:table-row>
        <table:table-row table:style-name="ro1">
          <table:table-cell office:value-type="string" calcext:value-type="string">
            <text:p>CREDITS</text:p>
          </table:table-cell>
          <table:table-cell office:value-type="string" calcext:value-type="string">
            <text:p>Credits</text:p>
          </table:table-cell>
          <table:table-cell office:value-type="string" calcext:value-type="string">
            <text:p>Crédits</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text:p>MORE_INFO_DESC</text:p>
          </table:table-cell>
          <table:table-cell office:value-type="string" calcext:value-type="string">
            <text:p>Show detailled informations</text:p>
          </table:table-cell>
          <table:table-cell office:value-type="string" calcext:value-type="string">
            <text:p>Montrer les informations détaillées</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60.451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table:style-name="ce25" office:value-type="string" calcext:value-type="string">
            <text:p>MOD_FOR</text:p>
          </table:table-cell>
          <table:table-cell office:value-type="string" calcext:value-type="string">
            <text:p>Game that this mod is for</text:p>
          </table:table-cell>
          <table:table-cell office:value-type="string" calcext:value-type="string">
            <text:p>Jeu pour lequel le mod a été créé</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62.254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2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MOD</text:p>
          </table:table-cell>
          <table:table-cell table:number-columns-repeated="2" office:value-type="string" calcext:value-type="string">
            <text:p>Mod</text:p>
          </table:table-cell>
          <table:table-cell table:number-columns-repeated="1021"/>
        </table:table-row>
        <table:table-row table:style-name="ro3">
          <table:table-cell office:value-type="string" calcext:value-type="string">
            <text:p>MOD_DESC</text:p>
          </table:table-cell>
          <table:table-cell office:value-type="string" calcext:value-type="string">
            <text:p>A mod is something wich modifies an existing game, for example by adding features, levels, etc...</text:p>
          </table:table-cell>
          <table:table-cell office:value-type="string" calcext:value-type="string">
            <text:p>Un « mod » modifie un jeu existant, par exemple en lui ajoutant des fonctionnalités, des niveaux, etc.</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Greffon</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formula="of:=[.$B107]" office:value-type="string" office:string-value="Windows"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LINUX</text:p>
          </table:table-cell>
          <table:table-cell table:style-name="ce10" office:value-type="string" calcext:value-type="string">
            <text:p>Linux</text:p>
          </table:table-cell>
          <table:table-cell office:value-type="string" calcext:value-type="string">
            <text:p>Linux</text:p>
          </table:table-cell>
          <table:table-cell table:number-columns-repeated="1021"/>
        </table:table-row>
        <table:table-row table:style-name="ro1">
          <table:table-cell table:style-name="ce26" office:value-type="string" calcext:value-type="string">
            <text:p>LINUX_DESC</text:p>
          </table:table-cell>
          <table:table-cell table:style-name="ce10" office:value-type="string" calcext:value-type="string">
            <text:p>Works on a Linux computer.</text:p>
          </table:table-cell>
          <table:table-cell office:value-type="string" calcext:value-type="string">
            <text:p>Fonctionne sur un ordinateur avec un système d’exploitation Linux.</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table:formula="of:=[.$B111]" office:value-type="string" office:string-value="macOS"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table:formula="of:=[.$B113]" office:value-type="string" office:string-value="iOS"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table:formula="of:=[.$B115]" office:value-type="string" office:string-value="Android"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2">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table:formula="of:=[.$B117]" office:value-type="string" office:string-value="Xbox"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table:style-name="ce26" office:value-type="string" calcext:value-type="string">
            <text:p>NUMWORKS</text:p>
          </table:table-cell>
          <table:table-cell table:style-name="ce10" office:value-type="string" calcext:value-type="string">
            <text:p>Numworks</text:p>
          </table:table-cell>
          <table:table-cell table:formula="of:=[.$B119]" office:value-type="string" office:string-value="Numworks" calcext:value-type="string">
            <text:p>Numworks</text:p>
          </table:table-cell>
          <table:table-cell table:number-columns-repeated="1021"/>
        </table:table-row>
        <table:table-row table:style-name="ro1">
          <table:table-cell table:style-name="ce26" office:value-type="string" calcext:value-type="string">
            <text:p>NUMWORKS_DESC</text:p>
          </table:table-cell>
          <table:table-cell table:style-name="ce10" office:value-type="string" calcext:value-type="string">
            <text:p>Works on a Numworks’ calculator (through Python).</text:p>
          </table:table-cell>
          <table:table-cell office:value-type="string" calcext:value-type="string">
            <text:p>Fonctionne sur une calculatrice Numworks (via Python).</text:p>
          </table:table-cell>
          <table:table-cell table:number-columns-repeated="1021"/>
        </table:table-row>
        <table:table-row table:style-name="ro1">
          <table:table-cell office:value-type="string" calcext:value-type="string">
            <text:p>SCRATCH</text:p>
          </table:table-cell>
          <table:table-cell office:value-type="string" calcext:value-type="string">
            <text:p>Scratch</text:p>
          </table:table-cell>
          <table:table-cell table:formula="of:=[.$B121]" office:value-type="string" office:string-value="Scratch" calcext:value-type="string">
            <text:p>Scratch</text:p>
          </table:table-cell>
          <table:table-cell table:number-columns-repeated="1021"/>
        </table:table-row>
        <table:table-row table:style-name="ro8">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office:value-type="string" calcext:value-type="string">
            <text:p>Godot</text:p>
          </table:table-cell>
          <table:table-cell table:formula="of:=[.$B123]" office:value-type="string" office:string-value="Godot" calcext:value-type="string">
            <text:p>Godot</text:p>
          </table:table-cell>
          <table:table-cell table:number-columns-repeated="1021"/>
        </table:table-row>
        <table:table-row table:style-name="ro1">
          <table:table-cell office:value-type="string" calcext:value-type="string">
            <text:p>PYTHON</text:p>
          </table:table-cell>
          <table:table-cell office:value-type="string" calcext:value-type="string">
            <text:p>Python</text:p>
          </table:table-cell>
          <table:table-cell table:formula="of:=[.$B124]" office:value-type="string" office:string-value="Python" calcext:value-type="string">
            <text:p>Python</text:p>
          </table:table-cell>
          <table:table-cell table:number-columns-repeated="1021"/>
        </table:table-row>
        <table:table-row table:style-name="ro1">
          <table:table-cell office:value-type="string" calcext:value-type="string">
            <text:p>PYTHON_DESC</text:p>
          </table:table-cell>
          <table:table-cell office:value-type="string" calcext:value-type="string">
            <text:p>Python is a multifunction programming language.</text:p>
          </table:table-cell>
          <table:table-cell office:value-type="string" calcext:value-type="string">
            <text:p>Python est un langage de programmation ambivalent.</text:p>
          </table:table-cell>
          <table:table-cell table:number-columns-repeated="1021"/>
        </table:table-row>
        <table:table-row table:style-name="ro1">
          <table:table-cell table:number-columns-repeated="2" office:value-type="string" calcext:value-type="string">
            <text:p>HTML5</text:p>
          </table:table-cell>
          <table:table-cell table:formula="of:=[.$B126]" office:value-type="string" office:string-value="HTML5" calcext:value-type="string">
            <text:p>HTML5</text:p>
          </table:table-cell>
          <table:table-cell table:number-columns-repeated="1021"/>
        </table:table-row>
        <table:table-row table:style-name="ro3">
          <table:table-cell office:value-type="string" calcext:value-type="string">
            <text:p>HTML5_DESC</text:p>
          </table:table-cell>
          <table:table-cell office:value-type="string" calcext:value-type="string">
            <text:p>Created with vanillas web technologies (without framework) : HTML, JavaScript, CSS.</text:p>
          </table:table-cell>
          <table:table-cell office:value-type="string" calcext:value-type="string">
            <text:p>Crée avec les technologies web vanilles (sans framework) : HTML, JavaScript, CSS.</text:p>
          </table:table-cell>
          <table:table-cell table:number-columns-repeated="1021"/>
        </table:table-row>
        <table:table-row table:style-name="ro1">
          <table:table-cell office:value-type="string" calcext:value-type="string">
            <text:p>JAVA</text:p>
          </table:table-cell>
          <table:table-cell office:value-type="string" calcext:value-type="string">
            <text:p>Java</text:p>
          </table:table-cell>
          <table:table-cell table:formula="of:=[.$B128]" office:value-type="string" office:string-value="Java" calcext:value-type="string">
            <text:p>Java</text:p>
          </table:table-cell>
          <table:table-cell table:number-columns-repeated="1021"/>
        </table:table-row>
        <table:table-row table:style-name="ro1">
          <table:table-cell office:value-type="string" calcext:value-type="string">
            <text:p>JAVA_DESC</text:p>
          </table:table-cell>
          <table:table-cell table:style-name="ce35" office:value-type="string" calcext:value-type="string">
            <text:p>Created with the java programing langage.</text:p>
          </table:table-cell>
          <table:table-cell office:value-type="string" calcext:value-type="string">
            <text:p>Créé via le langage de programmation Java.</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formula="of:=[.$B131]" office:value-type="string" office:string-value="Roblox"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SHOWCASED</text:p>
          </table:table-cell>
          <table:table-cell office:value-type="string" calcext:value-type="string">
            <text:p>Showcased</text:p>
          </table:table-cell>
          <table:table-cell office:value-type="string" calcext:value-type="string">
            <text:p>En avant</text:p>
          </table:table-cell>
          <table:table-cell table:number-columns-repeated="1021"/>
        </table:table-row>
        <table:table-row table:style-name="ro7">
          <table:table-cell office:value-type="string" calcext:value-type="string">
            <text:p>SHOWCASED_DESC</text:p>
          </table:table-cell>
          <table:table-cell office:value-type="string" calcext:value-type="string">
            <text:p>Creations that show my progression from when I was a child to today. (Tag mainly added to choose wich creations show first in my CV)</text:p>
          </table:table-cell>
          <table:table-cell office:value-type="string" calcext:value-type="string">
            <text:p>Créations qui m’ont marqué et relatent de mes progrès au fil des ans. (Étiquette principalement créée pour choisir quelles créations apparaissent dans ma lettre de motivation.)</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NC</text:p>
          </table:table-cell>
          <table:table-cell office:value-type="string" calcext:value-type="string">
            <text:p>24h (NC)</text:p>
          </table:table-cell>
          <table:table-cell office:value-type="string" calcext:value-type="string">
            <text:p>24h (N.C.)</text:p>
          </table:table-cell>
          <table:table-cell table:number-columns-repeated="1021"/>
        </table:table-row>
        <table:table-row table:style-name="ro1">
          <table:table-cell office:value-type="string" calcext:value-type="string">
            <text:p><text:span text:style-name="T3">24H-NC</text:span>_DESC</text:p>
          </table:table-cell>
          <table:table-cell office:value-type="string" calcext:value-type="string">
            <text:p>Made in less than 24 non-consecutive hours.</text:p>
          </table:table-cell>
          <table:table-cell office:value-type="string" calcext:value-type="string">
            <text:p>Créé en moins de 24 heures non consécutives de développement.</text:p>
          </table:table-cell>
          <table:table-cell table:number-columns-repeated="1021"/>
        </table:table-row>
        <table:table-row table:style-name="ro1">
          <table:table-cell office:value-type="string" calcext:value-type="string">
            <text:p>6H-NC</text:p>
          </table:table-cell>
          <table:table-cell office:value-type="string" calcext:value-type="string">
            <text:p>6h (NC)</text:p>
          </table:table-cell>
          <table:table-cell office:value-type="string" calcext:value-type="string">
            <text:p>6h (N.C.)</text:p>
          </table:table-cell>
          <table:table-cell table:number-columns-repeated="1021"/>
        </table:table-row>
        <table:table-row table:style-name="ro1">
          <table:table-cell office:value-type="string" calcext:value-type="string">
            <text:p>6H-NC_DESC</text:p>
          </table:table-cell>
          <table:table-cell office:value-type="string" calcext:value-type="string">
            <text:p>Made in less than 6 non-consecutive hours.</text:p>
          </table:table-cell>
          <table:table-cell office:value-type="string" calcext:value-type="string">
            <text:p>Créé en moins de 6 heures non consécutiv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98.775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102.332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THEME_DEFAULT</text:p>
          </table:table-cell>
          <table:table-cell table:style-name="ce20" office:value-type="string" calcext:value-type="string">
            <text:p>Default</text:p>
          </table:table-cell>
          <table:table-cell office:value-type="string" calcext:value-type="string">
            <text:p>Par défaut</text:p>
          </table:table-cell>
          <table:table-cell table:number-columns-repeated="1021"/>
        </table:table-row>
        <table:table-row table:style-name="ro1">
          <table:table-cell office:value-type="string" calcext:value-type="string">
            <text:p>THEME_HIGH-CONTRAST</text:p>
          </table:table-cell>
          <table:table-cell table:style-name="ce20" office:value-type="string" calcext:value-type="string">
            <text:p>High contrast</text:p>
          </table:table-cell>
          <table:table-cell office:value-type="string" calcext:value-type="string">
            <text:p>Contraste élevé</text:p>
          </table:table-cell>
          <table:table-cell table:number-columns-repeated="1021"/>
        </table:table-row>
        <table:table-row table:style-name="ro1">
          <table:table-cell office:value-type="string" calcext:value-type="string">
            <text:p>THEME_DARK-MODE</text:p>
          </table:table-cell>
          <table:table-cell table:style-name="ce20" office:value-type="string" calcext:value-type="string">
            <text:p>Dark mode</text:p>
          </table:table-cell>
          <table:table-cell office:value-type="string" calcext:value-type="string">
            <text:p>Mode sombre</text:p>
          </table:table-cell>
          <table:table-cell table:number-columns-repeated="1021"/>
        </table:table-row>
        <table:table-row table:style-name="ro1">
          <table:table-cell office:value-type="string" calcext:value-type="string">
            <text:p>THEME_CLASSIC</text:p>
          </table:table-cell>
          <table:table-cell table:style-name="ce42" office:value-type="string" calcext:value-type="string">
            <text:p>Classic</text:p>
          </table:table-cell>
          <table:table-cell office:value-type="string" calcext:value-type="string">
            <text:p>Classique</text:p>
          </table:table-cell>
          <table:table-cell table:number-columns-repeated="1021"/>
        </table:table-row>
        <table:table-row table:style-name="ro1">
          <table:table-cell office:value-type="string" calcext:value-type="string">
            <text:p>DUMMY_FOR_CALC_EXPR</text:p>
          </table:table-cell>
          <table:table-cell table:style-name="ce42" office:value-type="string" calcext:value-type="string">
            <text:p>DUMMY_FOR_CALC_EXPR</text:p>
          </table:table-cell>
          <table:table-cell table:style-name="ce29" office:value-type="string" calcext:value-type="string">
            <text:p>DUMMY_FOR_CALC_EXPR</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72])/(ROW()-2); &quot;&quot;)" office:value-type="percentage" office:value="1" calcext:value-type="percentage">
            <text:p>100%</text:p>
          </table:table-cell>
          <table:table-cell table:style-name="ce21" table:formula="of:=IF(NOT(ISBLANK([.C$1])); COUNTA([.C$2:.C172])/(ROW()-2); &quot;&quot;)" office:value-type="percentage" office:value="1" calcext:value-type="percentage">
            <text:p>100%</text:p>
          </table:table-cell>
          <table:table-cell table:style-name="ce21" table:formula="of:=IF(NOT(ISBLANK([.D$1])); COUNTA([.D$2:.D172])/(ROW()-2); &quot;&quot;)">
            <text:p/>
          </table:table-cell>
          <table:table-cell table:style-name="ce21" table:formula="of:=IF(NOT(ISBLANK([.E$1])); COUNTA([.E$2:.E172])/(ROW()-2); &quot;&quot;)">
            <text:p/>
          </table:table-cell>
          <table:table-cell table:style-name="ce21" table:formula="of:=IF(NOT(ISBLANK([.F$1])); COUNTA([.F$2:.F172])/(ROW()-2); &quot;&quot;)">
            <text:p/>
          </table:table-cell>
          <table:table-cell table:style-name="ce21" table:formula="of:=IF(NOT(ISBLANK([.G$1])); COUNTA([.G$2:.G172])/(ROW()-2); &quot;&quot;)">
            <text:p/>
          </table:table-cell>
          <table:table-cell table:style-name="ce21" table:formula="of:=IF(NOT(ISBLANK([.H$1])); COUNTA([.H$2:.H172])/(ROW()-2); &quot;&quot;)">
            <text:p/>
          </table:table-cell>
          <table:table-cell table:style-name="ce21" table:formula="of:=IF(NOT(ISBLANK([.I$1])); COUNTA([.I$2:.I172])/(ROW()-2); &quot;&quot;)">
            <text:p/>
          </table:table-cell>
          <table:table-cell table:style-name="ce21" table:formula="of:=IF(NOT(ISBLANK([.J$1])); COUNTA([.J$2:.J172])/(ROW()-2); &quot;&quot;)">
            <text:p/>
          </table:table-cell>
          <table:table-cell table:style-name="ce21" table:formula="of:=IF(NOT(ISBLANK([.K$1])); COUNTA([.K$2:.K172])/(ROW()-2); &quot;&quot;)">
            <text:p/>
          </table:table-cell>
          <table:table-cell table:style-name="ce21" table:formula="of:=IF(NOT(ISBLANK([.L$1])); COUNTA([.L$2:.L172])/(ROW()-2); &quot;&quot;)">
            <text:p/>
          </table:table-cell>
          <table:table-cell table:style-name="ce21" table:formula="of:=IF(NOT(ISBLANK([.M$1])); COUNTA([.M$2:.M172])/(ROW()-2); &quot;&quot;)">
            <text:p/>
          </table:table-cell>
          <table:table-cell table:style-name="ce21" table:formula="of:=IF(NOT(ISBLANK([.N$1])); COUNTA([.N$2:.N172])/(ROW()-2); &quot;&quot;)">
            <text:p/>
          </table:table-cell>
          <table:table-cell table:style-name="ce21" table:formula="of:=IF(NOT(ISBLANK([.O$1])); COUNTA([.O$2:.O172])/(ROW()-2); &quot;&quot;)">
            <text:p/>
          </table:table-cell>
          <table:table-cell table:style-name="ce21" table:formula="of:=IF(NOT(ISBLANK([.P$1])); COUNTA([.P$2:.P172])/(ROW()-2); &quot;&quot;)">
            <text:p/>
          </table:table-cell>
          <table:table-cell table:style-name="ce21" table:formula="of:=IF(NOT(ISBLANK([.Q$1])); COUNTA([.Q$2:.Q172])/(ROW()-2); &quot;&quot;)">
            <text:p/>
          </table:table-cell>
          <table:table-cell table:style-name="ce21" table:formula="of:=IF(NOT(ISBLANK([.R$1])); COUNTA([.R$2:.R172])/(ROW()-2); &quot;&quot;)">
            <text:p/>
          </table:table-cell>
          <table:table-cell table:style-name="ce21" table:formula="of:=IF(NOT(ISBLANK([.S$1])); COUNTA([.S$2:.S172])/(ROW()-2); &quot;&quot;)">
            <text:p/>
          </table:table-cell>
          <table:table-cell table:style-name="ce21" table:formula="of:=IF(NOT(ISBLANK([.T$1])); COUNTA([.T$2:.T172])/(ROW()-2); &quot;&quot;)">
            <text:p/>
          </table:table-cell>
          <table:table-cell table:style-name="ce21" table:formula="of:=IF(NOT(ISBLANK([.U$1])); COUNTA([.U$2:.U172])/(ROW()-2); &quot;&quot;)">
            <text:p/>
          </table:table-cell>
          <table:table-cell table:style-name="ce21" table:formula="of:=IF(NOT(ISBLANK([.V$1])); COUNTA([.V$2:.V172])/(ROW()-2); &quot;&quot;)">
            <text:p/>
          </table:table-cell>
          <table:table-cell table:style-name="ce21" table:formula="of:=IF(NOT(ISBLANK([.W$1])); COUNTA([.W$2:.W172])/(ROW()-2); &quot;&quot;)">
            <text:p/>
          </table:table-cell>
          <table:table-cell table:style-name="ce21" table:formula="of:=IF(NOT(ISBLANK([.X$1])); COUNTA([.X$2:.X172])/(ROW()-2); &quot;&quot;)">
            <text:p/>
          </table:table-cell>
          <table:table-cell table:style-name="ce21" table:formula="of:=IF(NOT(ISBLANK([.Y$1])); COUNTA([.Y$2:.Y172])/(ROW()-2); &quot;&quot;)">
            <text:p/>
          </table:table-cell>
          <table:table-cell table:style-name="ce21" table:formula="of:=IF(NOT(ISBLANK([.Z$1])); COUNTA([.Z$2:.Z172])/(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401">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B2:Feuille1.C33 Feuille1.D2:Feuille1.AMJ65 Feuille1.B64:Feuille1.B65 Feuille1.B66:Feuille1.AMJ1048576 Feuille1.A24:Feuille1.A1048576 Feuille1.C64:Feuille1.C65 Feuille1.C35:Feuille1.C56 Feuille1.B34:Feuille1.B60">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B2:Feuille1.C33 Feuille1.D2:Feuille1.AMJ65 Feuille1.B64:Feuille1.B65 Feuille1.B66:Feuille1.AMJ1048576 Feuille1.A24:Feuille1.A1048576 Feuille1.C64:Feuille1.C65 Feuille1.C35:Feuille1.C56 Feuille1.B34:Feuille1.B60">
            <calcext:condition calcext:apply-style-name="Cell2" calcext:value="formula-is(AND(AND(NOT(ISBLANK([.A$1])); NOT(ISBLANK([.$A2]))); ISODD(ROW())))" calcext:base-cell-address="Feuille1.A2"/>
          </calcext:conditional-format>
          <calcext:conditional-format calcext:target-range-address="Feuille1.C34:Feuille1.C34 Feuille1.A18:Feuille1.A63">
            <calcext:condition calcext:apply-style-name="Cell" calcext:value="formula-is(AND(NOT(ISBLANK([.A$1])); NOT(ISBLANK([.$A18])); ISEVEN(ROW())))" calcext:base-cell-address="Feuille1.A18"/>
          </calcext:conditional-format>
          <calcext:conditional-format calcext:target-range-address="Feuille1.C34:Feuille1.C34 Feuille1.A18:Feuille1.A63">
            <calcext:condition calcext:apply-style-name="Cell2" calcext:value="formula-is(AND(NOT(ISBLANK([.A$1])); NOT(ISBLANK([.$A18])); ISODD(ROW())))" calcext:base-cell-address="Feuille1.A18"/>
          </calcext:conditional-format>
          <calcext:conditional-format calcext:target-range-address="Feuille1.C57:Feuille1.C63">
            <calcext:condition calcext:apply-style-name="Cell" calcext:value="formula-is(AND(AND(NOT(ISBLANK([.C$1])); NOT(ISBLANK([.$A57]))); ISEVEN(ROW())))" calcext:base-cell-address="Feuille1.C57"/>
          </calcext:conditional-format>
          <calcext:conditional-format calcext:target-range-address="Feuille1.C57:Feuille1.C63">
            <calcext:condition calcext:apply-style-name="Cell2" calcext:value="formula-is(AND(AND(NOT(ISBLANK([.C$1])); NOT(ISBLANK([.$A57]))); ISODD(ROW())))" calcext:base-cell-address="Feuille1.C57"/>
          </calcext:conditional-format>
          <calcext:conditional-format calcext:target-range-address="Feuille1.B61:Feuille1.B63">
            <calcext:condition calcext:apply-style-name="Cell" calcext:value="formula-is(AND(AND(NOT(ISBLANK([.B$1])); NOT(ISBLANK([.$A61]))); ISEVEN(ROW())))" calcext:base-cell-address="Feuille1.B61"/>
          </calcext:conditional-format>
          <calcext:conditional-format calcext:target-range-address="Feuille1.B61:Feuille1.B63">
            <calcext:condition calcext:apply-style-name="Cell2" calcext:value="formula-is(AND(AND(NOT(ISBLANK([.B$1])); NOT(ISBLANK([.$A61]))); ISODD(ROW())))" calcext:base-cell-address="Feuille1.B61"/>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Emoji" svg:font-family="'Segoe UI Emoji'"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percentage-style style:name="N117">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7">00/00/0000</text:date>, <text:time style:data-style-name="N2" text:time-value="08:17:54.8745579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7-07T08:32:44.823523600</dc:date>
    <meta:editing-duration>PT15H9M9S</meta:editing-duration>
    <meta:editing-cycles>102</meta:editing-cycles>
    <meta:generator>LibreOffice/25.2.4.3$Windows_X86_64 LibreOffice_project/33e196637044ead23f5c3226cde09b47731f7e27</meta:generator>
    <dc:creator>Patou</dc:creator>
    <meta:document-statistic meta:table-count="1" meta:cell-count="542" meta:object-count="0"/>
  </office:meta>
</office:document-meta>
</file>